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_20_First">
      <style:text-properties fo:font-weight="bold" style:font-weight-asian="bold" style:font-weight-complex="bold"/>
    </style:style>
    <style:style style:name="P2" style:family="paragraph" style:parent-style-name="Body_20_Text">
      <style:text-properties fo:font-weight="bold" style:font-weight-asian="bold" style:font-weight-complex="bold"/>
    </style:style>
    <style:style style:name="P3" style:family="paragraph" style:parent-style-name="Body_20_Text">
      <style:text-properties fo:font-weight="normal" style:font-weight-asian="normal" style:font-weight-complex="normal"/>
    </style:style>
    <style:style style:name="P4" style:family="paragraph" style:parent-style-name="Bullet" style:list-style-name="L1"/>
    <style:style style:name="P5" style:family="paragraph" style:parent-style-name="Bullet_20_Last" style:list-style-name="L1"/>
    <style:style style:name="P6" style:family="paragraph" style:parent-style-name="Chapter_20_Number" style:master-page-name="Standard"/>
    <style:style style:name="P7" style:family="paragraph" style:parent-style-name="Body_20_Text_20_First">
      <style:text-properties fo:font-weight="normal" style:font-weight-asian="normal" style:font-weight-complex="normal"/>
    </style:style>
    <style:style style:name="P8" style:family="paragraph" style:parent-style-name="Bullet_20_First" style:list-style-name="L1"/>
    <style:style style:name="P9" style:family="paragraph" style:parent-style-name="Bullet_20_First" style:list-style-name="L2"/>
    <style:style style:name="P10" style:family="paragraph" style:parent-style-name="Bullet" style:list-style-name="L2"/>
    <style:style style:name="P11" style:family="paragraph" style:parent-style-name="Bullet_20_Last" style:list-style-name="L2"/>
    <style:style style:name="P12" style:family="paragraph" style:parent-style-name="Body_20_Text">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parent-style-name="Code_20_Inline">
      <style:text-properties fo:font-style="normal" style:font-style-asian="normal" style:font-style-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office:forms form:automatic-focus="false" form:apply-design-mode="false"/>
      <text:tracked-changes>
        <text:changed-region text:id="ct1144685580">
          <text:insertion>
            <office:change-info>
              <dc:creator>Matthew Moodie</dc:creator>
              <dc:date>2006-09-14T13:04:00</dc:date>
            </office:change-info>
          </text:insertion>
        </text:changed-region>
        <text:changed-region text:id="ct1204667536">
          <text:deletion>
            <office:change-info>
              <dc:creator>Matthew Moodie</dc:creator>
              <dc:date>2006-09-14T13:04:00</dc:date>
            </office:change-info>
            <text:p text:style-name="Body_20_Text_20_First">Many readers are</text:p>
          </text:deletion>
        </text:changed-region>
        <text:changed-region text:id="ct1249088952">
          <text:insertion>
            <office:change-info>
              <dc:creator>Matthew Moodie</dc:creator>
              <dc:date>2006-09-14T13:04:00</dc:date>
            </office:change-info>
          </text:insertion>
        </text:changed-region>
        <text:changed-region text:id="ct1249089736">
          <text:insertion>
            <office:change-info>
              <dc:creator>Matthew Moodie</dc:creator>
              <dc:date>2006-09-14T13:04:00</dc:date>
            </office:change-info>
          </text:insertion>
        </text:changed-region>
        <text:changed-region text:id="ct1249089176">
          <text:deletion>
            <office:change-info>
              <dc:creator>Matthew Moodie</dc:creator>
              <dc:date>2006-09-14T13:05:00</dc:date>
            </office:change-info>
            <text:p text:style-name="Body_20_Text_20_First">object-oriented programming </text:p>
          </text:deletion>
        </text:changed-region>
        <text:changed-region text:id="ct1249090520">
          <text:insertion>
            <office:change-info>
              <dc:creator>Matthew Moodie</dc:creator>
              <dc:date>2006-09-14T13:05:00</dc:date>
            </office:change-info>
          </text:insertion>
        </text:changed-region>
        <text:changed-region text:id="ct1243956816">
          <text:deletion>
            <office:change-info>
              <dc:creator>Matthew Moodie</dc:creator>
              <dc:date>2006-09-14T13:04:00</dc:date>
            </office:change-info>
            <text:p text:style-name="Body_20_Text_20_First">(OOP) </text:p>
          </text:deletion>
        </text:changed-region>
        <text:changed-region text:id="ct1206423704">
          <text:insertion>
            <office:change-info>
              <dc:creator>Matthew Moodie</dc:creator>
              <dc:date>2006-09-14T13:05:00</dc:date>
            </office:change-info>
          </text:insertion>
        </text:changed-region>
        <text:changed-region text:id="ct1243507484">
          <text:insertion>
            <office:change-info>
              <dc:creator>Ray Lischner</dc:creator>
              <dc:date>2006-09-22T13:52:00</dc:date>
            </office:change-info>
          </text:insertion>
        </text:changed-region>
        <text:changed-region text:id="ct1243508156">
          <text:deletion>
            <office:change-info>
              <dc:creator>Ray Lischner</dc:creator>
              <dc:date>2006-09-22T13:52:00</dc:date>
            </office:change-info>
            <text:p text:style-name="Heading_20_1">Doors and Windows</text:p>
          </text:deletion>
        </text:changed-region>
        <text:changed-region text:id="ct1236552908">
          <text:insertion>
            <office:change-info>
              <dc:creator>Ray Lischner</dc:creator>
              <dc:date>2006-09-22T13:52:00</dc:date>
            </office:change-info>
          </text:insertion>
        </text:changed-region>
        <text:changed-region text:id="ct1204648940">
          <text:deletion>
            <office:change-info>
              <dc:creator>Ray Lischner</dc:creator>
              <dc:date>2006-09-22T13:52:00</dc:date>
            </office:change-info>
            <text:p text:style-name="P1">door</text:p>
          </text:deletion>
        </text:changed-region>
        <text:changed-region text:id="ct1204649276">
          <text:deletion>
            <office:change-info>
              <dc:creator>Ray Lischner</dc:creator>
              <dc:date>2006-09-22T13:52:00</dc:date>
            </office:change-info>
            <text:p text:style-name="P1">window</text:p>
          </text:deletion>
        </text:changed-region>
        <text:changed-region text:id="ct1204647932">
          <text:insertion>
            <office:change-info>
              <dc:creator>Ray Lischner</dc:creator>
              <dc:date>2006-09-22T13:52:00</dc:date>
            </office:change-info>
          </text:insertion>
        </text:changed-region>
        <text:changed-region text:id="ct1144687596">
          <text:insertion>
            <office:change-info>
              <dc:creator>Ray Lischner</dc:creator>
              <dc:date>2006-09-22T13:53:00</dc:date>
            </office:change-info>
          </text:insertion>
        </text:changed-region>
        <text:changed-region text:id="ct1202220020">
          <text:deletion>
            <office:change-info>
              <dc:creator>Ray Lischner</dc:creator>
              <dc:date>2006-09-22T13:53:00</dc:date>
            </office:change-info>
            <text:p text:style-name="P2">doors</text:p>
          </text:deletion>
        </text:changed-region>
        <text:changed-region text:id="ct1204647148">
          <text:insertion>
            <office:change-info>
              <dc:creator>Ray Lischner</dc:creator>
              <dc:date>2006-09-22T13:52:00</dc:date>
            </office:change-info>
          </text:insertion>
        </text:changed-region>
        <text:changed-region text:id="ct1235800076">
          <text:deletion>
            <office:change-info>
              <dc:creator>Ray Lischner</dc:creator>
              <dc:date>2006-09-22T13:52:00</dc:date>
            </office:change-info>
            <text:p text:style-name="P2">windows</text:p>
          </text:deletion>
        </text:changed-region>
        <text:changed-region text:id="ct1206423928">
          <text:insertion>
            <office:change-info>
              <dc:creator>Ray Lischner</dc:creator>
              <dc:date>2006-09-18T15:49:00</dc:date>
            </office:change-info>
          </text:insertion>
        </text:changed-region>
        <text:changed-region text:id="ct1244618152">
          <text:insertion>
            <office:change-info>
              <dc:creator>Ray Lischner</dc:creator>
              <dc:date>2006-09-18T15:50:00</dc:date>
            </office:change-info>
          </text:insertion>
        </text:changed-region>
        <text:changed-region text:id="ct1244617592">
          <text:insertion>
            <office:change-info>
              <dc:creator>Ray Lischner</dc:creator>
              <dc:date>2006-09-18T15:52:00</dc:date>
            </office:change-info>
          </text:insertion>
        </text:changed-region>
        <text:changed-region text:id="ct1244615128">
          <text:insertion>
            <office:change-info>
              <dc:creator>Ray Lischner</dc:creator>
              <dc:date>2006-09-18T15:53:00</dc:date>
            </office:change-info>
          </text:insertion>
        </text:changed-region>
        <text:changed-region text:id="ct1233637112">
          <text:insertion>
            <office:change-info>
              <dc:creator>Ray Lischner</dc:creator>
              <dc:date>2006-09-22T14:18:00</dc:date>
            </office:change-info>
          </text:insertion>
        </text:changed-region>
        <text:changed-region text:id="ct1235994048">
          <text:deletion>
            <office:change-info>
              <dc:creator>Ray Lischner</dc:creator>
              <dc:date>2006-09-22T14:18:00</dc:date>
            </office:change-info>
            <text:p text:style-name="P3">behaviors</text:p>
          </text:deletion>
        </text:changed-region>
        <text:changed-region text:id="ct1206424264">
          <text:insertion>
            <office:change-info>
              <dc:creator>Ray Lischner</dc:creator>
              <dc:date>2006-09-22T13:57:00</dc:date>
            </office:change-info>
          </text:insertion>
        </text:changed-region>
        <text:changed-region text:id="ct1144685468">
          <text:deletion>
            <office:change-info>
              <dc:creator>Ray Lischner</dc:creator>
              <dc:date>2006-09-22T13:57:00</dc:date>
            </office:change-info>
            <text:p text:style-name="P3">door</text:p>
          </text:deletion>
        </text:changed-region>
        <text:changed-region text:id="ct1244307068">
          <text:deletion>
            <office:change-info>
              <dc:creator>Ray Lischner</dc:creator>
              <dc:date>2006-09-22T13:57:00</dc:date>
            </office:change-info>
            <text:p text:style-name="P3">window</text:p>
          </text:deletion>
        </text:changed-region>
        <text:changed-region text:id="ct1244305388">
          <text:insertion>
            <office:change-info>
              <dc:creator>Ray Lischner</dc:creator>
              <dc:date>2006-09-22T13:57:00</dc:date>
            </office:change-info>
          </text:insertion>
        </text:changed-region>
        <text:changed-region text:id="ct1204669552">
          <text:insertion>
            <office:change-info>
              <dc:creator>Ray Lischner</dc:creator>
              <dc:date>2006-09-22T14:11:00</dc:date>
            </office:change-info>
          </text:insertion>
        </text:changed-region>
        <text:changed-region text:id="ct1244306284">
          <text:deletion>
            <office:change-info>
              <dc:creator>Ray Lischner</dc:creator>
              <dc:date>2006-09-22T13:57:00</dc:date>
            </office:change-info>
            <text:p text:style-name="Bullet_20_First">Doors sometimes contain windows, but windows rarely contain doors</text:p>
          </text:deletion>
        </text:changed-region>
        <text:changed-region text:id="ct1244303372">
          <text:insertion>
            <office:change-info>
              <dc:creator>Ray Lischner</dc:creator>
              <dc:date>2006-09-22T13:58:00</dc:date>
            </office:change-info>
          </text:insertion>
        </text:changed-region>
        <text:changed-region text:id="ct1202271004">
          <text:insertion>
            <office:change-info>
              <dc:creator>Ray Lischner</dc:creator>
              <dc:date>2006-09-22T14:12:00</dc:date>
            </office:change-info>
          </text:insertion>
        </text:changed-region>
        <text:changed-region text:id="ct1249114988">
          <text:deletion>
            <office:change-info>
              <dc:creator>Ray Lischner</dc:creator>
              <dc:date>2006-09-22T13:58:00</dc:date>
            </office:change-info>
            <text:p text:style-name="Bullet">Doors and most windows can be in an open or closed state (or in between)</text:p>
          </text:deletion>
        </text:changed-region>
        <text:changed-region text:id="ct1204668544">
          <text:insertion>
            <office:change-info>
              <dc:creator>Ray Lischner</dc:creator>
              <dc:date>2006-09-22T14:12:00</dc:date>
            </office:change-info>
          </text:insertion>
        </text:changed-region>
        <text:changed-region text:id="ct1249115324">
          <text:insertion>
            <office:change-info>
              <dc:creator>Ray Lischner</dc:creator>
              <dc:date>2006-09-22T13:59:00</dc:date>
            </office:change-info>
          </text:insertion>
        </text:changed-region>
        <text:changed-region text:id="ct1244617928">
          <text:deletion>
            <office:change-info>
              <dc:creator>Ray Lischner</dc:creator>
              <dc:date>2006-09-18T15:47:00</dc:date>
            </office:change-info>
            <text:p text:style-name="Bullet">Doors and windows are made of solid (not fluid) material<text:hidden-text text:condition="ooow:comment == 1" text:string-value="I think that is stretching things pretty far." text:is-hidden="true">I think that is stretching things pretty far.</text:hidden-text>.</text:p>
          </text:deletion>
        </text:changed-region>
        <text:changed-region text:id="ct1243504684">
          <text:insertion>
            <office:change-info>
              <dc:creator>Ray Lischner</dc:creator>
              <dc:date>2006-09-22T14:01:00</dc:date>
            </office:change-info>
          </text:insertion>
        </text:changed-region>
        <text:changed-region text:id="ct1204661912">
          <text:insertion>
            <office:change-info>
              <dc:creator>Ray Lischner</dc:creator>
              <dc:date>2006-09-22T14:02:00</dc:date>
            </office:change-info>
          </text:insertion>
        </text:changed-region>
        <text:changed-region text:id="ct1205497364">
          <text:insertion>
            <office:change-info>
              <dc:creator>Ray Lischner</dc:creator>
              <dc:date>2006-09-22T14:12:00</dc:date>
            </office:change-info>
          </text:insertion>
        </text:changed-region>
        <text:changed-region text:id="ct1204662024">
          <text:deletion>
            <office:change-info>
              <dc:creator>Ray Lischner</dc:creator>
              <dc:date>2006-09-18T15:47:00</dc:date>
            </office:change-info>
            <text:list text:style-name="L1">
              <text:list-item>
                <text:p text:style-name="P4"/>
              </text:list-item>
              <text:list-item>
                <text:p text:style-name="P5"/>
              </text:list-item>
            </text:list>
          </text:deletion>
        </text:changed-region>
        <text:changed-region text:id="ct1202273916">
          <text:insertion>
            <office:change-info>
              <dc:creator>Ray Lischner</dc:creator>
              <dc:date>2006-09-22T14:14:00</dc:date>
            </office:change-info>
          </text:insertion>
        </text:changed-region>
        <text:changed-region text:id="ct1205497588">
          <text:deletion>
            <office:change-info>
              <dc:creator>Ray Lischner</dc:creator>
              <dc:date>2006-09-22T13:59:00</dc:date>
            </office:change-info>
            <text:p text:style-name="Bullet_20_Last">Doors can be transparent, translucent, or opaque. Windows are transparent or translucent.</text:p>
          </text:deletion>
        </text:changed-region>
        <text:changed-region text:id="ct1135368180">
          <text:deletion>
            <office:change-info>
              <dc:creator>Ray Lischner</dc:creator>
              <dc:date>2006-09-22T14:18:00</dc:date>
            </office:change-info>
            <text:p text:style-name="Body_20_Text_20_Cont"><text:span text:style-name="T1">Behaviors</text:span></text:p>
          </text:deletion>
        </text:changed-region>
        <text:changed-region text:id="ct1135368068">
          <text:insertion>
            <office:change-info>
              <dc:creator>Ray Lischner</dc:creator>
              <dc:date>2006-09-22T14:18:00</dc:date>
            </office:change-info>
          </text:insertion>
        </text:changed-region>
        <text:changed-region text:id="ct1144684572">
          <text:deletion>
            <office:change-info>
              <dc:creator>Ray Lischner</dc:creator>
              <dc:date>2006-09-22T14:03:00</dc:date>
            </office:change-info>
            <text:p text:style-name="Body_20_Text_20_Cont">door</text:p>
          </text:deletion>
        </text:changed-region>
        <text:changed-region text:id="ct1235802092">
          <text:insertion>
            <office:change-info>
              <dc:creator>Ray Lischner</dc:creator>
              <dc:date>2006-09-22T14:03:00</dc:date>
            </office:change-info>
          </text:insertion>
        </text:changed-region>
        <text:changed-region text:id="ct1206570728">
          <text:deletion>
            <office:change-info>
              <dc:creator>Ray Lischner</dc:creator>
              <dc:date>2006-09-22T14:03:00</dc:date>
            </office:change-info>
            <text:p text:style-name="Body_20_Text_20_Cont">window</text:p>
          </text:deletion>
        </text:changed-region>
        <text:changed-region text:id="ct1205497476">
          <text:insertion>
            <office:change-info>
              <dc:creator>Ray Lischner</dc:creator>
              <dc:date>2006-09-22T14:03:00</dc:date>
            </office:change-info>
          </text:insertion>
        </text:changed-region>
        <text:changed-region text:id="ct1234502452">
          <text:insertion>
            <office:change-info>
              <dc:creator>Ray Lischner</dc:creator>
              <dc:date>2006-09-22T14:03:00</dc:date>
            </office:change-info>
          </text:insertion>
        </text:changed-region>
        <text:changed-region text:id="ct1206568712">
          <text:deletion>
            <office:change-info>
              <dc:creator>Ray Lischner</dc:creator>
              <dc:date>2006-09-22T14:03:00</dc:date>
            </office:change-info>
            <text:p text:style-name="Bullet_20_First">Doors and most windows can open.</text:p>
          </text:deletion>
        </text:changed-region>
        <text:changed-region text:id="ct1204668096">
          <text:deletion>
            <office:change-info>
              <dc:creator>Ray Lischner</dc:creator>
              <dc:date>2006-09-22T14:04:00</dc:date>
            </office:change-info>
            <text:p text:style-name="Bullet">Doors and most windows can close.</text:p>
          </text:deletion>
        </text:changed-region>
        <text:changed-region text:id="ct1243955808">
          <text:insertion>
            <office:change-info>
              <dc:creator>Ray Lischner</dc:creator>
              <dc:date>2006-09-22T14:04:00</dc:date>
            </office:change-info>
          </text:insertion>
        </text:changed-region>
        <text:changed-region text:id="ct1206569384">
          <text:insertion>
            <office:change-info>
              <dc:creator>Ray Lischner</dc:creator>
              <dc:date>2006-09-22T14:15:00</dc:date>
            </office:change-info>
          </text:insertion>
        </text:changed-region>
        <text:changed-region text:id="ct1204669440">
          <text:deletion>
            <office:change-info>
              <dc:creator>Ray Lischner</dc:creator>
              <dc:date>2006-09-22T14:15:00</dc:date>
            </office:change-info>
            <text:p text:style-name="Bullet">You can enter or leave a room via a door</text:p>
          </text:deletion>
        </text:changed-region>
        <text:changed-region text:id="ct1202271564">
          <text:insertion>
            <office:change-info>
              <dc:creator>Ray Lischner</dc:creator>
              <dc:date>2006-09-22T14:15:00</dc:date>
            </office:change-info>
          </text:insertion>
        </text:changed-region>
        <text:changed-region text:id="ct1202270444">
          <text:deletion>
            <office:change-info>
              <dc:creator>Ray Lischner</dc:creator>
              <dc:date>2006-09-22T14:15:00</dc:date>
            </office:change-info>
            <text:p text:style-name="Bullet_20_Last">You can see out of or into a room through a window.</text:p>
          </text:deletion>
        </text:changed-region>
        <text:changed-region text:id="ct1235995168">
          <text:insertion>
            <office:change-info>
              <dc:creator>Ray Lischner</dc:creator>
              <dc:date>2006-09-22T14:19:00</dc:date>
            </office:change-info>
          </text:insertion>
        </text:changed-region>
        <text:changed-region text:id="ct1202274028">
          <text:deletion>
            <office:change-info>
              <dc:creator>Ray Lischner</dc:creator>
              <dc:date>2006-09-22T14:19:00</dc:date>
            </office:change-info>
            <text:p text:style-name="Body_20_Text_20_Cont">behaviors</text:p>
          </text:deletion>
        </text:changed-region>
        <text:changed-region text:id="ct1202271452">
          <text:insertion>
            <office:change-info>
              <dc:creator>Ray Lischner</dc:creator>
              <dc:date>2006-09-22T14:19:00</dc:date>
            </office:change-info>
          </text:insertion>
        </text:changed-region>
        <text:changed-region text:id="ct1235566636">
          <text:deletion>
            <office:change-info>
              <dc:creator>Ray Lischner</dc:creator>
              <dc:date>2006-09-22T14:19:00</dc:date>
            </office:change-info>
            <text:p text:style-name="Body_20_Text_20_Cont">Behaviors</text:p>
          </text:deletion>
        </text:changed-region>
        <text:changed-region text:id="ct1244472208">
          <text:insertion>
            <office:change-info>
              <dc:creator>Ray Lischner</dc:creator>
              <dc:date>2006-09-22T14:23:00</dc:date>
            </office:change-info>
          </text:insertion>
        </text:changed-region>
        <text:changed-region text:id="ct1204666236">
          <text:insertion>
            <office:change-info>
              <dc:creator>Ray Lischner</dc:creator>
              <dc:date>2006-09-22T14:24:00</dc:date>
            </office:change-info>
          </text:insertion>
        </text:changed-region>
        <text:changed-region text:id="ct1235993152">
          <text:insertion>
            <office:change-info>
              <dc:creator>Ray Lischner</dc:creator>
              <dc:date>2006-09-22T14:19:00</dc:date>
            </office:change-info>
          </text:insertion>
        </text:changed-region>
        <text:changed-region text:id="ct1135367956">
          <text:insertion>
            <office:change-info>
              <dc:creator>Ray Lischner</dc:creator>
              <dc:date>2006-09-22T14:19:00</dc:date>
            </office:change-info>
          </text:insertion>
        </text:changed-region>
        <text:changed-region text:id="ct1204669104">
          <text:deletion>
            <office:change-info>
              <dc:creator>Ray Lischner</dc:creator>
              <dc:date>2006-09-22T14:19:00</dc:date>
            </office:change-info>
            <text:p text:style-name="Body_20_Text">behaviors</text:p>
          </text:deletion>
        </text:changed-region>
        <text:changed-region text:id="ct1249114652">
          <text:insertion>
            <office:change-info>
              <dc:creator>Ray Lischner</dc:creator>
              <dc:date>2006-09-18T15:59:00</dc:date>
            </office:change-info>
          </text:insertion>
        </text:changed-region>
        <text:changed-region text:id="ct1244306396">
          <text:deletion>
            <office:change-info>
              <dc:creator>Ray Lischner</dc:creator>
              <dc:date>2006-09-22T14:17:00</dc:date>
            </office:change-info>
            <text:p text:style-name="Body_20_Text_20_Cont">Door</text:p>
          </text:deletion>
        </text:changed-region>
        <text:changed-region text:id="ct1235993936">
          <text:insertion>
            <office:change-info>
              <dc:creator>Ray Lischner</dc:creator>
              <dc:date>2006-09-22T14:17:00</dc:date>
            </office:change-info>
          </text:insertion>
        </text:changed-region>
        <text:changed-region text:id="ct1235993040">
          <text:deletion>
            <office:change-info>
              <dc:creator>Ray Lischner</dc:creator>
              <dc:date>2006-09-22T14:17:00</dc:date>
            </office:change-info>
            <text:p text:style-name="Body_20_Text_20_Cont">window</text:p>
          </text:deletion>
        </text:changed-region>
        <text:changed-region text:id="ct1235992704">
          <text:insertion>
            <office:change-info>
              <dc:creator>Ray Lischner</dc:creator>
              <dc:date>2006-09-22T14:17:00</dc:date>
            </office:change-info>
          </text:insertion>
        </text:changed-region>
        <text:changed-region text:id="ct1235994944">
          <text:insertion>
            <office:change-info>
              <dc:creator>Ray Lischner</dc:creator>
              <dc:date>2006-09-22T14:18:00</dc:date>
            </office:change-info>
          </text:insertion>
        </text:changed-region>
        <text:changed-region text:id="ct1202271340">
          <text:deletion>
            <office:change-info>
              <dc:creator>Ray Lischner</dc:creator>
              <dc:date>2006-09-22T14:22:00</dc:date>
            </office:change-info>
            <text:p text:style-name="Body_20_Text_20_Cont">have terribly exciting behaviors, so consider a more complicated example. <text:span text:style-name="T2">W</text:span></text:p>
          </text:deletion>
        </text:changed-region>
        <text:changed-region text:id="ct1235992816">
          <text:insertion>
            <office:change-info>
              <dc:creator>Ray Lischner</dc:creator>
              <dc:date>2006-09-22T14:22:00</dc:date>
            </office:change-info>
          </text:insertion>
        </text:changed-region>
        <text:changed-region text:id="ct1202203632">
          <text:insertion>
            <office:change-info>
              <dc:creator>Ray Lischner</dc:creator>
              <dc:date>2006-09-22T14:22:00</dc:date>
            </office:change-info>
          </text:insertion>
        </text:changed-region>
        <text:changed-region text:id="ct1204662428">
          <text:insertion>
            <office:change-info>
              <dc:creator>Ray Lischner</dc:creator>
              <dc:date>2006-09-22T14:24:00</dc:date>
            </office:change-info>
          </text:insertion>
        </text:changed-region>
        <text:changed-region text:id="ct1202272236">
          <text:deletion>
            <office:change-info>
              <dc:creator>Ray Lischner</dc:creator>
              <dc:date>2006-09-22T14:22:00</dc:date>
            </office:change-info>
            <text:p text:style-name="Body_20_Text_20_Cont"><text:span text:style-name="T3">attributes</text:span></text:p>
          </text:deletion>
        </text:changed-region>
        <text:changed-region text:id="ct1202272012">
          <text:deletion>
            <office:change-info>
              <dc:creator>Ray Lischner</dc:creator>
              <dc:date>2006-09-22T14:22:00</dc:date>
            </office:change-info>
            <text:p text:style-name="P2">behaviors</text:p>
          </text:deletion>
        </text:changed-region>
        <text:changed-region text:id="ct1202273468">
          <text:insertion>
            <office:change-info>
              <dc:creator>Ray Lischner</dc:creator>
              <dc:date>2006-09-22T14:22:00</dc:date>
            </office:change-info>
          </text:insertion>
        </text:changed-region>
        <text:changed-region text:id="ct1234742380">
          <text:deletion>
            <office:change-info>
              <dc:creator>Matthew Moodie</dc:creator>
              <dc:date>2006-09-14T13:10:00</dc:date>
            </office:change-info>
            <text:p text:style-name="P3">t</text:p>
          </text:deletion>
        </text:changed-region>
        <text:changed-region text:id="ct1235568428">
          <text:insertion>
            <office:change-info>
              <dc:creator>Matthew Moodie</dc:creator>
              <dc:date>2006-09-14T13:10:00</dc:date>
            </office:change-info>
          </text:insertion>
        </text:changed-region>
        <text:changed-region text:id="ct1235803884">
          <text:deletion>
            <office:change-info>
              <dc:creator>Matthew Moodie</dc:creator>
              <dc:date>2006-09-14T13:10:00</dc:date>
            </office:change-info>
            <text:p text:style-name="P3"><text:span text:style-name="T1">f</text:span></text:p>
          </text:deletion>
        </text:changed-region>
        <text:changed-region text:id="ct1235803212">
          <text:insertion>
            <office:change-info>
              <dc:creator>Matthew Moodie</dc:creator>
              <dc:date>2006-09-14T13:10:00</dc:date>
            </office:change-info>
          </text:insertion>
        </text:changed-region>
        <text:changed-region text:id="ct1204647596">
          <text:deletion>
            <office:change-info>
              <dc:creator>Matthew Moodie</dc:creator>
              <dc:date>2006-09-14T13:10:00</dc:date>
            </office:change-info>
            <text:p text:style-name="P3"><text:span text:style-name="T1">c</text:span></text:p>
          </text:deletion>
        </text:changed-region>
        <text:changed-region text:id="ct1204649388">
          <text:insertion>
            <office:change-info>
              <dc:creator>Matthew Moodie</dc:creator>
              <dc:date>2006-09-14T13:10:00</dc:date>
            </office:change-info>
          </text:insertion>
        </text:changed-region>
        <text:changed-region text:id="ct1204647372">
          <text:deletion>
            <office:change-info>
              <dc:creator>Matthew Moodie</dc:creator>
              <dc:date>2006-09-14T13:13:00</dc:date>
            </office:change-info>
            <text:p text:style-name="P3"><text:span text:style-name="T4">f</text:span></text:p>
          </text:deletion>
        </text:changed-region>
        <text:changed-region text:id="ct1204646140">
          <text:insertion>
            <office:change-info>
              <dc:creator>Matthew Moodie</dc:creator>
              <dc:date>2006-09-14T13:13:00</dc:date>
            </office:change-info>
          </text:insertion>
        </text:changed-region>
        <text:changed-region text:id="ct1202273580">
          <text:format-change>
            <office:change-info>
              <dc:creator>Ray Lischner</dc:creator>
              <dc:date>2006-09-22T14:31:00</dc:date>
            </office:change-info>
          </text:format-change>
        </text:changed-region>
        <text:changed-region text:id="ct1204649612">
          <text:deletion>
            <office:change-info>
              <dc:creator>Matthew Moodie</dc:creator>
              <dc:date>2006-09-14T13:13:00</dc:date>
            </office:change-info>
            <text:p text:style-name="P3"><text:span text:style-name="T4">c</text:span></text:p>
          </text:deletion>
        </text:changed-region>
        <text:changed-region text:id="ct1204648716">
          <text:insertion>
            <office:change-info>
              <dc:creator>Matthew Moodie</dc:creator>
              <dc:date>2006-09-14T13:13:00</dc:date>
            </office:change-info>
          </text:insertion>
        </text:changed-region>
        <text:changed-region text:id="ct1205494676">
          <text:format-change>
            <office:change-info>
              <dc:creator>Ray Lischner</dc:creator>
              <dc:date>2006-09-22T14:31:00</dc:date>
            </office:change-info>
          </text:format-change>
        </text:changed-region>
        <text:changed-region text:id="ct1249089400">
          <text:deletion>
            <office:change-info>
              <dc:creator>Matthew Moodie</dc:creator>
              <dc:date>2006-09-14T13:13:00</dc:date>
            </office:change-info>
            <text:p text:style-name="P3"><text:span text:style-name="T4">c</text:span></text:p>
          </text:deletion>
        </text:changed-region>
        <text:changed-region text:id="ct1249088056">
          <text:insertion>
            <office:change-info>
              <dc:creator>Matthew Moodie</dc:creator>
              <dc:date>2006-09-14T13:13:00</dc:date>
            </office:change-info>
          </text:insertion>
        </text:changed-region>
        <text:changed-region text:id="ct1204668208">
          <text:format-change>
            <office:change-info>
              <dc:creator>Ray Lischner</dc:creator>
              <dc:date>2006-09-22T14:31:00</dc:date>
            </office:change-info>
          </text:format-change>
        </text:changed-region>
        <text:changed-region text:id="ct1204648380">
          <text:deletion>
            <office:change-info>
              <dc:creator>Matthew Moodie</dc:creator>
              <dc:date>2006-09-14T13:13:00</dc:date>
            </office:change-info>
            <text:p text:style-name="P3"><text:span text:style-name="T4">m</text:span></text:p>
          </text:deletion>
        </text:changed-region>
        <text:changed-region text:id="ct1249090856">
          <text:insertion>
            <office:change-info>
              <dc:creator>Matthew Moodie</dc:creator>
              <dc:date>2006-09-14T13:13:00</dc:date>
            </office:change-info>
          </text:insertion>
        </text:changed-region>
        <text:changed-region text:id="ct1206569608">
          <text:format-change>
            <office:change-info>
              <dc:creator>Ray Lischner</dc:creator>
              <dc:date>2006-09-22T14:31:00</dc:date>
            </office:change-info>
          </text:format-change>
        </text:changed-region>
        <text:changed-region text:id="ct1244615576">
          <text:deletion>
            <office:change-info>
              <dc:creator>Matthew Moodie</dc:creator>
              <dc:date>2006-09-14T13:13:00</dc:date>
            </office:change-info>
            <text:p text:style-name="P3"><text:span text:style-name="T4">m</text:span></text:p>
          </text:deletion>
        </text:changed-region>
        <text:changed-region text:id="ct1206424040">
          <text:insertion>
            <office:change-info>
              <dc:creator>Matthew Moodie</dc:creator>
              <dc:date>2006-09-14T13:13:00</dc:date>
            </office:change-info>
          </text:insertion>
        </text:changed-region>
        <text:changed-region text:id="ct1206568152">
          <text:format-change>
            <office:change-info>
              <dc:creator>Ray Lischner</dc:creator>
              <dc:date>2006-09-22T14:31:00</dc:date>
            </office:change-info>
          </text:format-change>
        </text:changed-region>
        <text:changed-region text:id="ct1206423592">
          <text:insertion>
            <office:change-info>
              <dc:creator>Ray Lischner</dc:creator>
              <dc:date>2006-09-21T15:57:00</dc:date>
            </office:change-info>
          </text:insertion>
        </text:changed-region>
        <text:changed-region text:id="ct1243958160">
          <text:deletion>
            <office:change-info>
              <dc:creator>Ray Lischner</dc:creator>
              <dc:date>2006-09-21T15:57:00</dc:date>
            </office:change-info>
            <text:p text:style-name="Production">3</text:p>
          </text:deletion>
        </text:changed-region>
        <text:changed-region text:id="ct1243957040">
          <text:insertion>
            <office:change-info>
              <dc:creator>Matthew Moodie</dc:creator>
              <dc:date>2006-09-14T15:16:00</dc:date>
            </office:change-info>
          </text:insertion>
        </text:changed-region>
        <text:changed-region text:id="ct1204664444">
          <text:insertion>
            <office:change-info>
              <dc:creator>Ray Lischner</dc:creator>
              <dc:date>2006-09-22T14:32:00</dc:date>
            </office:change-info>
          </text:insertion>
        </text:changed-region>
        <text:changed-region text:id="ct1243955920">
          <text:deletion>
            <office:change-info>
              <dc:creator>Matthew Moodie</dc:creator>
              <dc:date>2006-09-14T13:16:00</dc:date>
            </office:change-info>
            <text:p text:style-name="P3"><text:span text:style-name="T1">f</text:span></text:p>
          </text:deletion>
        </text:changed-region>
        <text:changed-region text:id="ct1243957376">
          <text:insertion>
            <office:change-info>
              <dc:creator>Matthew Moodie</dc:creator>
              <dc:date>2006-09-14T13:16:00</dc:date>
            </office:change-info>
          </text:insertion>
        </text:changed-region>
        <text:changed-region text:id="ct1243957600">
          <text:deletion>
            <office:change-info>
              <dc:creator>Matthew Moodie</dc:creator>
              <dc:date>2006-09-14T13:16:00</dc:date>
            </office:change-info>
            <text:p text:style-name="P3"><text:span text:style-name="T4">f</text:span></text:p>
          </text:deletion>
        </text:changed-region>
        <text:changed-region text:id="ct1243957264">
          <text:insertion>
            <office:change-info>
              <dc:creator>Matthew Moodie</dc:creator>
              <dc:date>2006-09-14T13:16:00</dc:date>
            </office:change-info>
          </text:insertion>
        </text:changed-region>
        <text:changed-region text:id="ct1202256896">
          <text:format-change>
            <office:change-info>
              <dc:creator>Ray Lischner</dc:creator>
              <dc:date>2006-09-22T14:32:00</dc:date>
            </office:change-info>
          </text:format-change>
        </text:changed-region>
        <text:changed-region text:id="ct1201462692">
          <text:deletion>
            <office:change-info>
              <dc:creator>Matthew Moodie</dc:creator>
              <dc:date>2006-09-14T13:16:00</dc:date>
            </office:change-info>
            <text:p text:style-name="P3"><text:span text:style-name="T4">c</text:span></text:p>
          </text:deletion>
        </text:changed-region>
        <text:changed-region text:id="ct1204659336">
          <text:insertion>
            <office:change-info>
              <dc:creator>Matthew Moodie</dc:creator>
              <dc:date>2006-09-14T13:16:00</dc:date>
            </office:change-info>
          </text:insertion>
        </text:changed-region>
        <text:changed-region text:id="ct1204667648">
          <text:format-change>
            <office:change-info>
              <dc:creator>Ray Lischner</dc:creator>
              <dc:date>2006-09-22T14:32:00</dc:date>
            </office:change-info>
          </text:format-change>
        </text:changed-region>
        <text:changed-region text:id="ct1235994384">
          <text:format-change>
            <office:change-info>
              <dc:creator>Ray Lischner</dc:creator>
              <dc:date>2006-09-22T14:32:00</dc:date>
            </office:change-info>
          </text:format-change>
        </text:changed-region>
        <text:changed-region text:id="ct1204658664">
          <text:deletion>
            <office:change-info>
              <dc:creator>Matthew Moodie</dc:creator>
              <dc:date>2006-09-14T13:16:00</dc:date>
            </office:change-info>
            <text:p text:style-name="P3"><text:span text:style-name="T4">m</text:span></text:p>
          </text:deletion>
        </text:changed-region>
        <text:changed-region text:id="ct1204661352">
          <text:insertion>
            <office:change-info>
              <dc:creator>Matthew Moodie</dc:creator>
              <dc:date>2006-09-14T13:16:00</dc:date>
            </office:change-info>
          </text:insertion>
        </text:changed-region>
        <text:changed-region text:id="ct1204664332">
          <text:format-change>
            <office:change-info>
              <dc:creator>Ray Lischner</dc:creator>
              <dc:date>2006-09-22T14:32:00</dc:date>
            </office:change-info>
          </text:format-change>
        </text:changed-region>
        <text:changed-region text:id="ct1204661800">
          <text:deletion>
            <office:change-info>
              <dc:creator>Matthew Moodie</dc:creator>
              <dc:date>2006-09-14T13:16:00</dc:date>
            </office:change-info>
            <text:p text:style-name="P3"><text:span text:style-name="T4">c</text:span></text:p>
          </text:deletion>
        </text:changed-region>
        <text:changed-region text:id="ct1204659112">
          <text:insertion>
            <office:change-info>
              <dc:creator>Matthew Moodie</dc:creator>
              <dc:date>2006-09-14T13:16:00</dc:date>
            </office:change-info>
          </text:insertion>
        </text:changed-region>
        <text:changed-region text:id="ct1206562464">
          <text:format-change>
            <office:change-info>
              <dc:creator>Ray Lischner</dc:creator>
              <dc:date>2006-09-22T14:32:00</dc:date>
            </office:change-info>
          </text:format-change>
        </text:changed-region>
        <text:changed-region text:id="ct1235801644">
          <text:deletion>
            <office:change-info>
              <dc:creator>Matthew Moodie</dc:creator>
              <dc:date>2006-09-14T13:16:00</dc:date>
            </office:change-info>
            <text:p text:style-name="P3"><text:span text:style-name="T4">f</text:span></text:p>
          </text:deletion>
        </text:changed-region>
        <text:changed-region text:id="ct1206580108">
          <text:insertion>
            <office:change-info>
              <dc:creator>Matthew Moodie</dc:creator>
              <dc:date>2006-09-14T13:16:00</dc:date>
            </office:change-info>
          </text:insertion>
        </text:changed-region>
        <text:changed-region text:id="ct1202255216">
          <text:format-change>
            <office:change-info>
              <dc:creator>Ray Lischner</dc:creator>
              <dc:date>2006-09-22T14:32:00</dc:date>
            </office:change-info>
          </text:format-change>
        </text:changed-region>
        <text:changed-region text:id="ct1234503012">
          <text:deletion>
            <office:change-info>
              <dc:creator>Matthew Moodie</dc:creator>
              <dc:date>2006-09-14T13:16:00</dc:date>
            </office:change-info>
            <text:p text:style-name="P3"><text:span text:style-name="T1">f</text:span></text:p>
          </text:deletion>
        </text:changed-region>
        <text:changed-region text:id="ct1236587312">
          <text:insertion>
            <office:change-info>
              <dc:creator>Matthew Moodie</dc:creator>
              <dc:date>2006-09-14T13:16:00</dc:date>
            </office:change-info>
          </text:insertion>
        </text:changed-region>
        <text:changed-region text:id="ct1204640628">
          <text:deletion>
            <office:change-info>
              <dc:creator>Matthew Moodie</dc:creator>
              <dc:date>2006-09-14T13:17:00</dc:date>
            </office:change-info>
            <text:p text:style-name="P3"><text:span text:style-name="T1">f</text:span></text:p>
          </text:deletion>
        </text:changed-region>
        <text:changed-region text:id="ct1244616136">
          <text:insertion>
            <office:change-info>
              <dc:creator>Matthew Moodie</dc:creator>
              <dc:date>2006-09-14T13:17:00</dc:date>
            </office:change-info>
          </text:insertion>
        </text:changed-region>
        <text:changed-region text:id="ct1244616360">
          <text:insertion>
            <office:change-info>
              <dc:creator>Ray Lischner</dc:creator>
              <dc:date>2006-09-21T15:57:00</dc:date>
            </office:change-info>
          </text:insertion>
        </text:changed-region>
        <text:changed-region text:id="ct1244616472">
          <text:deletion>
            <office:change-info>
              <dc:creator>Ray Lischner</dc:creator>
              <dc:date>2006-09-21T15:57:00</dc:date>
            </office:change-info>
            <text:p text:style-name="Production">3</text:p>
          </text:deletion>
        </text:changed-region>
        <text:changed-region text:id="ct1244618600">
          <text:insertion>
            <office:change-info>
              <dc:creator>Ray Lischner</dc:creator>
              <dc:date>2006-09-18T15:18:00</dc:date>
            </office:change-info>
          </text:insertion>
        </text:changed-region>
        <text:changed-region text:id="ct1243956144">
          <text:insertion>
            <office:change-info>
              <dc:creator>Matthew Moodie</dc:creator>
              <dc:date>2006-09-14T13:28:00</dc:date>
            </office:change-info>
          </text:insertion>
        </text:changed-region>
        <text:changed-region text:id="ct1243956592">
          <text:deletion>
            <office:change-info>
              <dc:creator>Matthew Moodie</dc:creator>
              <dc:date>2006-09-14T13:26:00</dc:date>
            </office:change-info>
            <text:p text:style-name="Body_20_Text">’</text:p>
          </text:deletion>
        </text:changed-region>
        <text:changed-region text:id="ct1243956928">
          <text:insertion>
            <office:change-info>
              <dc:creator>Ray Lischner</dc:creator>
              <dc:date>2006-09-21T15:56: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variable-set text:name="comment" text:display="none" text:formula="ooow:0" office:value-type="float" office:value="0" style:data-style-name="N0"/>Exploration <text:variable-set text:name="chapter" office:value-type="float" office:value="34" style:data-style-name="N0">34</text:variable-set></text:p>
      <text:p text:style-name="Chapter_20_Title">Introduction to Object-Oriented Programming</text:p>
      <text:p text:style-name="Body_20_Text_20_First">This exploration takes a break from C++ programming to turn to the topic of object-oriented programming<text:change-start text:change-id="ct1144685580"/> (OOP)<text:change-end text:change-id="ct1144685580"/>. <text:change text:change-id="ct1204667536"/><text:change-start text:change-id="ct1249088952"/>You may<text:change-end text:change-id="ct1249088952"/> already <text:change-start text:change-id="ct1249089736"/>be <text:change-end text:change-id="ct1249089736"/>familiar with this topic, but I urge you to continue reading. You might learn something new. To everyone else, this exploration introduces some of the foundations of <text:change text:change-id="ct1249089176"/><text:change-start text:change-id="ct1249090520"/>OOP<text:change-end text:change-id="ct1249090520"/><text:change text:change-id="ct1243956816"/><text:change-start text:change-id="ct1206423704"/> <text:change-end text:change-id="ct1206423704"/>in general terms. Later explorations will show how C++ implements OOP principles.</text:p>
      <text:p text:style-name="Heading_20_1"><text:change-start text:change-id="ct1243507484"/>Books and Magazine<text:change-end text:change-id="ct1243507484"/><text:change text:change-id="ct1243508156"/></text:p>
      <text:p text:style-name="P1">What is the difference between a <text:change-start text:change-id="ct1236552908"/>book<text:change-end text:change-id="ct1236552908"/><text:change text:change-id="ct1204648940"/> and a <text:change text:change-id="ct1204649276"/><text:change-start text:change-id="ct1204647932"/>magazine<text:change-end text:change-id="ct1204647932"/>?<text:span text:style-name="T2"> Yes, I really want you to write down your answer. Write down as many differences as you can think of:</text:span></text:p>
      <text:p text:style-name="Body_20_Text_20_First">~LLL</text:p>
      <text:p text:style-name="Body_20_Text_20_First">~LLL</text:p>
      <text:p text:style-name="Body_20_Text_20_First">~LLL</text:p>
      <text:p text:style-name="P2">What are the similarities between <text:change-start text:change-id="ct1144687596"/>books<text:change-end text:change-id="ct1144687596"/><text:change text:change-id="ct1202220020"/> and <text:change-start text:change-id="ct1204647148"/>magazines<text:change-end text:change-id="ct1204647148"/><text:change text:change-id="ct1235800076"/>?<text:span text:style-name="T2"> </text:span><text:span text:style-name="T2"><text:hidden-text text:condition="ooow:comment == 1" text:string-value="Believe me or not, but I can find no similarities. For example, Doors must open, but there is no such requirement for a window. Windows need to allow light in, but there is nos such requirement for a door. etc. I think you need to find another example." text:is-hidden="true">Believe me or not, but I can find no similarities. For example, Doors must open, but there is no such requirement for a window. Windows need to allow light in, but there is nos such requirement for a door. etc. I think you need to find another example.</text:hidden-text></text:span><text:span text:style-name="T2">Write down as many similarities as you can think of:</text:span></text:p>
      <text:p text:style-name="P7">~LLL</text:p>
      <text:p text:style-name="P7">~LLL</text:p>
      <text:p text:style-name="P7">~LLL</text:p>
      <text:p text:style-name="Body_20_Text">If you can, compare your lists with the lists that other people write. They don’t need to be programmers; everyone knows what doors and windows are. Ask your friends and neighbors, stop strangers at the bus stop and ask them. Try to find a core set of commonalities and differences.<text:change-start text:change-id="ct1206423928"/></text:p>
      <text:p text:style-name="Body_20_Text">Many items on the lists will be qualified, e.g., “most books have at least one author”, “many magazines<text:change-end text:change-id="ct1206423928"/><text:change-start text:change-id="ct1244618152"/> are published monthly” and so on. That’s fine. When solving real problems, we often map maybe and sometimes into never or always, according to the specific needs of the problem at hand.<text:change-end text:change-id="ct1244618152"/><text:change-start text:change-id="ct1244617592"/> Just rem<text:change-end text:change-id="ct1244617592"/><text:change-start text:change-id="ct1244615128"/>ember that this is an OOP exercise, not a bookstore or library exercise.<text:change-end text:change-id="ct1244615128"/></text:p>
      <text:p text:style-name="Body_20_Text">Now categorize the commonalities and the differences. I’m not telling you how to categorize them. Just try to find a small set of categories that covers the diverse items on your lists. Some less useful categorizations are: group by number of words, group by last letter. <text:span text:style-name="T3">Try to find useful categories. Write them down.</text:span></text:p>
      <text:p text:style-name="P7">~LLL</text:p>
      <text:p text:style-name="P7">~LLL</text:p>
      <text:p text:style-name="P7">~LLL</text:p>
      <text:p text:style-name="P7">~LLL</text:p>
      <text:p text:style-name="P3">I came up with two broad categories: attributes and <text:change-start text:change-id="ct1233637112"/>actions<text:change-end text:change-id="ct1233637112"/><text:change text:change-id="ct1235994048"/>. <text:span text:style-name="T1">Attributes</text:span> describe the physical characteristics of <text:change-start text:change-id="ct1206424264"/>book<text:change-end text:change-id="ct1206424264"/><text:change text:change-id="ct1144685468"/>s and <text:change text:change-id="ct1244307068"/><text:change-start text:change-id="ct1244305388"/>magazine<text:change-end text:change-id="ct1244305388"/>s:</text:p>
      <text:list text:style-name="L1">
        <text:list-item text:start-value="1">
          <text:p text:style-name="P8"><text:change-start text:change-id="ct1204669552"/>Books and magazines have size (number of pages) and cost<text:change-end text:change-id="ct1204669552"/><text:change text:change-id="ct1244306284"/><text:hidden-text text:condition="ooow:comment == 1" text:string-value="rarely is not good enough. I have a window in which there is a cat door" text:is-hidden="true">rarely is not good enough. I have a window in which there is a cat door</text:hidden-text>.<text:change-start text:change-id="ct1244303372"/></text:p>
        </text:list-item>
        <text:list-item>
          <text:p text:style-name="P4"><text:change-end text:change-id="ct1244303372"/><text:change-start text:change-id="ct1202271004"/>Most books have an ISBN (international standard book number)<text:change-end text:change-id="ct1202271004"/><text:change text:change-id="ct1249114988"/><text:hidden-text text:condition="ooow:comment == 1" text:string-value="That state is a property of a door but not of a window. For example most church windows do not open. Windows in aircraft do not open etc." text:is-hidden="true">That state is a property of a door but not of a window. For example most church windows do not open. Windows in aircraft do not open etc.</text:hidden-text>.</text:p>
        </text:list-item>
        <text:list-item>
          <text:p text:style-name="P4"><text:change-start text:change-id="ct1204668544"/>Most<text:change-end text:change-id="ct1204668544"/><text:change-start text:change-id="ct1249115324"/> magazines have an ISSN (international standard serial number).<text:change-end text:change-id="ct1249115324"/><text:change text:change-id="ct1244617928"/><text:change-start text:change-id="ct1243504684"/></text:p>
        </text:list-item>
        <text:list-item>
          <text:p text:style-name="P4">Magazines have <text:change-end text:change-id="ct1243504684"/><text:change-start text:change-id="ct1204661912"/>a volume number and issue number.<text:change-end text:change-id="ct1204661912"/><text:change-start text:change-id="ct1205497364"/></text:p>
        </text:list-item>
        <text:list-item>
          <text:p text:style-name="P4">Books and magazines have a title and publisher.<text:change-end text:change-id="ct1205497364"/><text:change text:change-id="ct1204662024"/><text:change-start text:change-id="ct1202273916"/>Books have authors. Magazines typically don’t. (Magazine articles have authors, but the magazine as a whole rarely lists an author.)<text:change-end text:change-id="ct1202273916"/><text:change text:change-id="ct1205497588"/></text:p>
        </text:list-item>
      </text:list>
      <text:p text:style-name="Body_20_Text_20_Cont"><text:change text:change-id="ct1135368180"/><text:change-start text:change-id="ct1135368068"/><text:span text:style-name="T1">Actions</text:span><text:change-end text:change-id="ct1135368068"/> describe how a <text:change text:change-id="ct1144684572"/><text:change-start text:change-id="ct1235802092"/>book<text:change-end text:change-id="ct1235802092"/> or <text:change text:change-id="ct1206570728"/><text:change-start text:change-id="ct1205497476"/>magazine<text:change-end text:change-id="ct1205497476"/> acts or how you interact with them:</text:p>
      <text:list text:style-name="L2">
        <text:list-item>
          <text:p text:style-name="P9"><text:change-start text:change-id="ct1234502452"/>You can read a book or magazine.<text:change-end text:change-id="ct1234502452"/><text:change text:change-id="ct1206568712"/></text:p>
        </text:list-item>
        <text:list-item>
          <text:p text:style-name="P10"><text:change text:change-id="ct1204668096"/><text:change-start text:change-id="ct1243955808"/>A book or magazine can be open or closed.<text:change-end text:change-id="ct1243955808"/></text:p>
        </text:list-item>
        <text:list-item>
          <text:p text:style-name="P10"><text:change-start text:change-id="ct1206569384"/>You can purchase a book or magazine<text:change-end text:change-id="ct1206569384"/><text:change text:change-id="ct1204669440"/><text:hidden-text text:condition="ooow:comment == 1" text:string-value="you can do the same via a window (or at least some windows)" text:is-hidden="true">you can do the same via a window (or at least some windows)</text:hidden-text>.</text:p>
        </text:list-item>
        <text:list-item>
          <text:p text:style-name="P11"><text:change-start text:change-id="ct1202271564"/>You can subscribe to a magazine.<text:change-end text:change-id="ct1202271564"/><text:change text:change-id="ct1202270444"/></text:p>
        </text:list-item>
      </text:list>
      <text:p text:style-name="Body_20_Text_20_Cont">The key distinction between attributes and <text:change-start text:change-id="ct1235995168"/>actions<text:change-end text:change-id="ct1235995168"/><text:change text:change-id="ct1202274028"/> is that attributes are specific to a single object. <text:change-start text:change-id="ct1202271452"/>Actions<text:change-end text:change-id="ct1202271452"/><text:change text:change-id="ct1235566636"/> are shared by all objects of a common class. <text:change-start text:change-id="ct1244472208"/>Sometimes, actions are called <text:span text:style-name="T1">behaviors</text:span>. <text:change-end text:change-id="ct1244472208"/>All dogs exhibit the behavior called panting; they all pant in pretty much the same way and for the same reasons. All dogs have the attribute color<text:hidden-text text:condition="ooow:comment == 1" text:string-value="pushing your luck again. Most dogs are multi-colored" text:is-hidden="true">pushing your luck again. Most dogs are multi-colored</text:hidden-text>, but one dog is golden, another dog is black, and the dog over there, next to the tree, is white with black spots.</text:p>
      <text:p text:style-name="Body_20_Text">In programming terms, a <text:span text:style-name="T1">class</text:span> describes the behaviors<text:change-start text:change-id="ct1204666236"/> or <text:change-end text:change-id="ct1204666236"/><text:change-start text:change-id="ct1235993152"/>actions<text:change-end text:change-id="ct1235993152"/> and the types of attributes for all the objects of that class. Each <text:span text:style-name="T1">object</text:span> has its own values for the attributes that the class enumerates. In C++ terms, member functions implement <text:change-start text:change-id="ct1135367956"/>actions<text:change-end text:change-id="ct1135367956"/><text:change text:change-id="ct1204669104"/><text:change-start text:change-id="ct1249114652"/> and provide access to attributes<text:change-end text:change-id="ct1249114652"/>, and data members store attributes<text:hidden-text text:condition="ooow:comment == 1" text:string-value="You sure about that? Yes I am being awkward but I think we need to be very careful to have good examples and accurate descriptions. One of the important aspects of ADTs is that the the attributes can be deduced from the data but there does not have to be a one-one correspondence between data and attributes. Going back to your co-ordinate class, the argument and modulus of a point are attributes of a point but they may not be encapsulated directly as data." text:is-hidden="true">You sure about that? Yes I am being awkward but I think we need to be very careful to have good examples and accurate descriptions. One of the important aspects of ADTs is that the the attributes can be deduced from the data but there does not have to be a one-one correspondence between data and attributes. Going back to your co-ordinate class, the argument and modulus of a point are attributes of a point but they may not be encapsulated directly as data.</text:hidden-text>.</text:p>
      <text:p text:style-name="Heading_20_1">Classification</text:p>
      <text:p text:style-name="Body_20_Text_20_Cont"><text:change text:change-id="ct1244306396"/><text:change-start text:change-id="ct1235993936"/>Book<text:change-end text:change-id="ct1235993936"/>s and <text:change text:change-id="ct1235993040"/><text:change-start text:change-id="ct1235992704"/>magazine<text:change-end text:change-id="ct1235992704"/>s don’t <text:change-start text:change-id="ct1235994944"/>do much on their own. Instead, their “actions” depend on how we interact with them. A bookstore interacts with books and magazines by selling, stocking, and advertising them. A library’s actions include lending and returning. Other kinds of objects have actions they initiate on their own. <text:change-end text:change-id="ct1235994944"/><text:change text:change-id="ct1202271340"/><text:change-start text:change-id="ct1235992816"/><text:span text:style-name="T2">For example, </text:span><text:span text:style-name="T3">w</text:span><text:change-end text:change-id="ct1235992816"/><text:span text:style-name="T3">hat are </text:span><text:change-start text:change-id="ct1202203632"/><text:span text:style-name="T3">some of </text:span><text:change-end text:change-id="ct1202203632"/><text:span text:style-name="T3">the </text:span><text:change-start text:change-id="ct1204662428"/><text:span text:style-name="T3">behaviors</text:span><text:change-end text:change-id="ct1204662428"/><text:change text:change-id="ct1202272236"/><text:span text:style-name="T3"> of a dog?</text:span></text:p>
      <text:p text:style-name="Body_20_Text_20_First">~LLL</text:p>
      <text:p text:style-name="Body_20_Text_20_First">~LLL</text:p>
      <text:p text:style-name="Body_20_Text_20_First">~LLL</text:p>
      <text:p text:style-name="Body_20_Text_20_First">~LLL</text:p>
      <text:p text:style-name="Body_20_Text_20_First">~LLL</text:p>
      <text:p text:style-name="P2">What are the <text:change text:change-id="ct1202272012"/><text:change-start text:change-id="ct1202273468"/>attributes<text:change-end text:change-id="ct1202273468"/> of a dog?</text:p>
      <text:p text:style-name="P7">~LLL</text:p>
      <text:p text:style-name="P7">~LLL</text:p>
      <text:p text:style-name="P7">~LLL</text:p>
      <text:p text:style-name="P7">~LLL</text:p>
      <text:p text:style-name="P7">~LLL</text:p>
      <text:p text:style-name="P3">What about a cat? <text:span text:style-name="T3">Do cats and dogs have significantly different behaviors?</text:span> ~SSS <text:span text:style-name="T3">Attributes?</text:span> ~SSS <text:span text:style-name="T3">Summarize the differences:</text:span></text:p>
      <text:p text:style-name="P7">~LLL</text:p>
      <text:p text:style-name="P7">~LLL</text:p>
      <text:p text:style-name="P3">I don’t own dogs or cats, so my observations are limited. From where I sit, dogs and cats have many similar attributes and behaviors. I expect that many readers are much more astute observers than I, and can enumerate quite a few differences between dogs and cats.</text:p>
      <text:p text:style-name="P3">Nonetheless, I maintain that once you consider the differences closely, you will see that many of them are not attributes or behaviors unique to one type of animal or the other, but are merely different values of a single attribute or different details of a single behavior. Cats may be more fastidious, but dogs and cats both exhibit grooming behavior. Do<text:change text:change-id="ct1234742380"/><text:change-start text:change-id="ct1235568428"/>g<text:change-end text:change-id="ct1235568428"/>s and cats come in different colors, but they both have colored furs (with rare exceptions).</text:p>
      <text:p text:style-name="P3">In other words, when trying to enumerate the attributes and behaviors of various objects, your job can be made simpler by classifying similar objects together. For critters, biologists have already done the hard work for us, and they have devised a rich and detailed taxonomy of animals. Thus, a species (<text:span text:style-name="T1">catus</text:span> or <text:span text:style-name="T1">familiaris</text:span>) belongs to a genus (<text:change text:change-id="ct1235803884"/><text:change-start text:change-id="ct1235803212"/><text:span text:style-name="T1">F</text:span><text:change-end text:change-id="ct1235803212"/><text:span text:style-name="T1">elis</text:span> or <text:change text:change-id="ct1204647596"/><text:change-start text:change-id="ct1204649388"/><text:span text:style-name="T1">C</text:span><text:change-end text:change-id="ct1204649388"/><text:span text:style-name="T1">anis</text:span>), which is part of a family (<text:change text:change-id="ct1204647372"/><text:change-start text:change-id="ct1204646140"/><text:span text:style-name="T4">F</text:span><text:change-end text:change-id="ct1204646140"/><text:change-start text:change-id="ct1202273580"/><text:span text:style-name="T4">elidae</text:span><text:change-end text:change-id="ct1202273580"/> or <text:change text:change-id="ct1204649612"/><text:change-start text:change-id="ct1204648716"/><text:span text:style-name="T4">C</text:span><text:change-end text:change-id="ct1204648716"/><text:change-start text:change-id="ct1205494676"/><text:span text:style-name="T4">anidae</text:span><text:change-end text:change-id="ct1205494676"/>), and then further grouped into an order (<text:change text:change-id="ct1249089400"/><text:change-start text:change-id="ct1249088056"/><text:span text:style-name="T4">C</text:span><text:change-end text:change-id="ct1249088056"/><text:change-start text:change-id="ct1204668208"/><text:span text:style-name="T4">arnivora</text:span><text:change-end text:change-id="ct1204668208"/>), class (<text:change text:change-id="ct1204648380"/><text:change-start text:change-id="ct1249090856"/><text:span text:style-name="T4">M</text:span><text:change-end text:change-id="ct1249090856"/><text:change-start text:change-id="ct1206569608"/><text:span text:style-name="T4">ammalia</text:span><text:change-end text:change-id="ct1206569608"/>), and so on, up to the animal (<text:change text:change-id="ct1244615576"/><text:change-start text:change-id="ct1206424040"/><text:span text:style-name="T4">M</text:span><text:change-end text:change-id="ct1206424040"/><text:change-start text:change-id="ct1206568152"/><text:span text:style-name="T4">etazoa</text:span><text:change-end text:change-id="ct1206568152"/>) kingdom. (Taxonomists, please forgive my oversimplification.)</text:p>
      <text:p text:style-name="P3">So what happens to attributes and behaviors as you ascend the taxonomy tree? <text:span text:style-name="T3">Which attributes and behaviors are the same as for the general class of mammals?</text:span></text:p>
      <text:p text:style-name="P7">~LLL</text:p>
      <text:p text:style-name="P7">~LLL</text:p>
      <text:p text:style-name="P7">~LLL</text:p>
      <text:p text:style-name="P7">~LLL</text:p>
      <text:p text:style-name="P2">All animals?</text:p>
      <text:p text:style-name="P7">~LLL</text:p>
      <text:p text:style-name="P7">~LLL</text:p>
      <text:p text:style-name="P7">~LLL</text:p>
      <text:p text:style-name="P7">~LLL</text:p>
      <text:p text:style-name="P3">As the classification became more broad, the attributes and behavior also became more general. Among the attributes of dogs and cats are color of fur, length of tail, weight, and much more. Not all mammals have fur or tails, so you need broader attributes for the entire class. Weight still works, but instead of overall length, you might want to use length or height. Instead of color of fur, you need just generic coloring. For all animals, the attributes are quite broad: size, weight, single-cell <text:span text:style-name="T1">vs</text:span>. multi-cell, etc.</text:p>
      <text:p text:style-name="P3">Behaviors are similar. You might list as behavior that cats purr, dogs pant, both animals can walk and run, and so on. All mammals eat and drink. Female mammals nurse their young. For all animals, you are left with a short, general list: eat and reproduce. It’s hard to be more specific than that when you are trying to list the behaviors common to all animals, from amoebae to zebras.</text:p>
      <text:p text:style-name="P3">A classification tree helps biologists understand the natural world. Class trees (or <text:span text:style-name="T1">class hierarchies</text:span>, as they are often called because big words make us feel important) help programmers model the natural world in software (or model the unnatural world, as so often happens in many of our projects). Instead of trying to name each level of the tree, programmers prefer a local, recursive view of any class hierarchy. Going up the tree, toward the root, each class has a <text:span text:style-name="T1">base</text:span> class, also called a superclass or parent class. Thus <text:span text:style-name="T1">animal</text:span> is a base class of <text:span text:style-name="T1">mammal</text:span>, which is a base class of <text:span text:style-name="T1">dog</text:span>. Going toward the leaves of the tree are <text:span text:style-name="T1">derived</text:span> classes, also called subclasses or child classes. <text:span text:style-name="T1">Dog</text:span> is a derived class of <text:span text:style-name="T1">mammal</text:span>. Figure <text:variable-get text:name="chapter" office:value-type="float" style:data-style-name="N0">34</text:variable-get>-<text:reference-ref text:reference-format="text" text:ref-name="class_diagram_fig">1</text:reference-ref> illustrates a class hierarchy. Arrows point from derived class to base class.</text:p>
      <text:p text:style-name="Production">Insert 7494f3<text:change-start text:change-id="ct1206423592"/>4<text:change-end text:change-id="ct1206423592"/><text:change text:change-id="ct1243958160"/>01.eps</text:p>
      <text:p text:style-name="Figure_20_Caption">Figure <text:variable-get text:name="chapter" office:value-type="float" style:data-style-name="N0">34</text:variable-get>-<text:reference-mark-start text:name="class_diagram_fig"/><text:sequence text:ref-name="refDrawing0" text:name="Drawing" text:formula="ooow:Drawing+1" style:num-format="1">1</text:sequence><text:reference-mark-end text:name="class_diagram_fig"/>. A class diagram<text:change-start text:change-id="ct1243957040"/><text:hidden-text text:condition="ooow:" text:string-value="[MM] As you can see in this chapter I have capitalized all the names of taxa except for specific names, following the rules for scientific naming. I also think you should capitalize them in this figure." text:is-hidden="true"/><text:change-end text:change-id="ct1243957040"/><text:change-start text:change-id="ct1204664444"/><text:hidden-text text:condition="ooow:" text:string-value="[RL] Done. Also, I double-checked Chicago, and they say that classifications above genus are not italicized, so I made that change throughout." text:is-hidden="true"/><text:change-end text:change-id="ct1204664444"/></text:p>
      <text:p text:style-name="P3">An <text:span text:style-name="T1">immediate</text:span> base class is one with no intervening base classes. For example, the immediate base class of <text:span text:style-name="T1">catus</text:span> is <text:change text:change-id="ct1243955920"/><text:change-start text:change-id="ct1243957376"/><text:span text:style-name="T1">F</text:span><text:change-end text:change-id="ct1243957376"/><text:span text:style-name="T1">elis</text:span>, which has an immediate base class of <text:change text:change-id="ct1243957600"/><text:change-start text:change-id="ct1243957264"/><text:span text:style-name="T4">F</text:span><text:change-end text:change-id="ct1243957264"/><text:change-start text:change-id="ct1202256896"/><text:span text:style-name="T4">elidae</text:span><text:change-end text:change-id="ct1202256896"/>, which has an immediate base class of <text:change text:change-id="ct1201462692"/><text:change-start text:change-id="ct1204659336"/><text:span text:style-name="T4">C</text:span><text:change-end text:change-id="ct1204659336"/><text:change-start text:change-id="ct1204667648"/><text:span text:style-name="T4">arnivora</text:span><text:change-end text:change-id="ct1204667648"/>. <text:change-start text:change-id="ct1235994384"/><text:span text:style-name="T4">Metazoa</text:span><text:change-end text:change-id="ct1235994384"/>, <text:change text:change-id="ct1204658664"/><text:change-start text:change-id="ct1204661352"/><text:span text:style-name="T4">M</text:span><text:change-end text:change-id="ct1204661352"/><text:change-start text:change-id="ct1204664332"/><text:span text:style-name="T4">ammalia</text:span><text:change-end text:change-id="ct1204664332"/>, <text:change text:change-id="ct1204661800"/><text:change-start text:change-id="ct1204659112"/><text:span text:style-name="T4">C</text:span><text:change-end text:change-id="ct1204659112"/><text:change-start text:change-id="ct1206562464"/><text:span text:style-name="T4">arnivora</text:span><text:change-end text:change-id="ct1206562464"/>, <text:change text:change-id="ct1235801644"/><text:change-start text:change-id="ct1206580108"/><text:span text:style-name="T4">F</text:span><text:change-end text:change-id="ct1206580108"/><text:change-start text:change-id="ct1202255216"/><text:span text:style-name="T4">elidae</text:span><text:change-end text:change-id="ct1202255216"/>, and <text:change text:change-id="ct1234503012"/><text:change-start text:change-id="ct1236587312"/><text:span text:style-name="T1">F</text:span><text:change-end text:change-id="ct1236587312"/><text:span text:style-name="T1">elis</text:span> are all base classes of <text:span text:style-name="T1">catus</text:span>, but only <text:change text:change-id="ct1204640628"/><text:change-start text:change-id="ct1244616136"/><text:span text:style-name="T1">F</text:span><text:change-end text:change-id="ct1244616136"/><text:span text:style-name="T1">elis</text:span> is its immediate base class.</text:p>
      <text:p text:style-name="Heading_20_1">Inheritance</text:p>
      <text:p text:style-name="Body_20_Text_20_First"><text:span text:style-name="T2">Just as a mammal has all the attributes and behaviors of an animal, and a dog has the attributes and behaviors of all mammals, in an OOP language, a derived class has all the behaviors and attributes of all of its base classes. The term most often used is </text:span><text:span text:style-name="T5">inheritance</text:span><text:span text:style-name="T2">: the derived class </text:span><text:span text:style-name="T5">inherits</text:span><text:span text:style-name="T2"> the behaviors and attributes of its base class. This term is somewhat unfortunate because OOP inheritance is nothing like real-world inheritance. When a derived class inherits behaviors, the base class retains its behaviors. In the real world, classes don’t inherit anything; objects do. In the real world, a person object inherits the value of certain attributes (cash, stock, real estate, etc.) from a deceased ancestor object. In the OOP world, a person class inherits behaviors from a base class by sharing the single copy of those behavior functions that the base class defines. A person class inherits the attributes of a base class, so objects of the derived class contain values for all the attributes defined in its class and in all of its base classes. In time, the inheritance terminology will become natural to you.</text:span></text:p>
      <text:p text:style-name="P3">Because inheritance creates a tree structure, tree terminology also pervades discussion of inheritance. As is so common in programming, tree diagrams are drawn upside down, with the root at the top, and leaves at the bottom (as you saw in Figure <text:variable-get text:name="chapter" office:value-type="float" style:data-style-name="N0">34</text:variable-get>-<text:reference-ref text:reference-format="text" text:ref-name="class_diagram_fig">1</text:reference-ref>). Some OOP languages (Java, Smalltalk, Delphi) have a single root, which is the ultimate base class for all classes. Others, such as C++, do not. Any class can be the root of its own inheritance tree.</text:p>
      <text:p text:style-name="P3">So far, the main examples for inheritance involved some form of specialization. <text:span text:style-name="T1">Cat</text:span> is more specialized than <text:span text:style-name="T1">mammal</text:span>, which is more specialized than <text:span text:style-name="T1">animal</text:span>. The same is true in computer programming. For example, class frameworks for graphical user interfaces (GUIs) often use a hierarchy of specialized classes. Figure <text:variable-get text:name="chapter" office:value-type="float" style:data-style-name="N0">34</text:variable-get>-<text:reference-ref text:reference-format="text" text:ref-name="qt_fig">2</text:reference-ref> shows a selection of some of the more important classes that make up wxWidgets, which is an open-source C++ framework that supports many platforms.</text:p>
      <text:p text:style-name="Production">Insert 7494f3<text:change-start text:change-id="ct1244616360"/>4<text:change-end text:change-id="ct1244616360"/><text:change text:change-id="ct1244616472"/>02.eps</text:p>
      <text:p text:style-name="Figure_20_Caption">Figure <text:variable-get text:name="chapter" office:value-type="float" style:data-style-name="N0">34</text:variable-get>-<text:reference-mark-start text:name="qt_fig"/><text:sequence text:ref-name="refDrawing1" text:name="Drawing" text:formula="ooow:Drawing+1" style:num-format="1">2</text:sequence><text:reference-mark-end text:name="qt_fig"/>. Excerpt from the wxWidgets class hierarchy</text:p>
      <text:p text:style-name="Body_20_Text">Even though C++ does not require a single root class, some frameworks do, and wxWidgets is one of them. Most wxWidgets classes derive from <text:span text:style-name="Code_20_Inline">wxObject</text:span>. Some objects are straightforward, such as <text:span text:style-name="Code_20_Inline">wxPen</text:span> and <text:span text:style-name="Code_20_Inline">wxBrush</text:span>. Interactive objects derive from <text:span text:style-name="Code_20_Inline">wxEvtHandler</text:span> (short for “event handler”). Thus, each step in the class tree introduces another degree of specialization.</text:p>
      <text:p text:style-name="Body_20_Text">Later in the book, you will see other uses for inheritance, but the most common and most important use is to create specialized derived classes from more general base classes.</text:p>
      <text:p text:style-name="Heading_20_1">Liskov<text:change-start text:change-id="ct1244618600"/>’s<text:change-end text:change-id="ct1244618600"/><text:change-start text:change-id="ct1243956144"/><text:hidden-text text:condition="ooow:" text:string-value="[MM] &quot;Liskov's&quot; or &quot;The Liskov&quot;? In the text you say &quot;Liskov's&quot;." text:is-hidden="true"/><text:change-end text:change-id="ct1243956144"/> Substitution Principle</text:p>
      <text:p text:style-name="Body_20_Text_20_First">When a derived class specializes the behavior and attributes of a base class (which is the common case), any code that you write involving the base class should work equally well with an object of the derived class. In other words, the act of feeding a mammal is, in broad principles, the same regardless of the specific kind of animal.</text:p>
      <text:p text:style-name="Body_20_Text">Barbara Liskov and Jeannette Wing formalized this fundamental principles of object-oriented programming, which is often known today as the Substitution Principle or Liskov’s Substitution Principle. Briefly, the substitution principle says that if you have base class <text:span text:style-name="T1">B</text:span> and derived class <text:span text:style-name="T1">D</text:span>, in any situation that calls for an object of type <text:span text:style-name="T1">B</text:span>, you can substitute an object of type <text:span text:style-name="T1">D</text:span> with no ill effects. In other words, if you need a mammal, any mammal, and someone hands you a dog, you should be able to use that dog. If someone hands you a cat, a horse, or a cow, you can use that animal. If someone hands you a fish, however, you are allowed to reject the fish in any manner that you deem suitable.</text:p>
      <text:p text:style-name="Body_20_Text">The substitution principle helps you write programs and it also imposes a burden. It helps because it frees you to write code that depends on base class behavior without concerning yourself about any derived classes. For example, in a GUI framework, the base <text:span text:style-name="T6">wxEvtHandler</text:span> class might be able to recognize a mouse click, and dispatch the click to an event-handler. The click-handler does not know or care whether the control is actually a <text:span text:style-name="Code_20_Inline">wxListCtrl</text:span> control, a <text:span text:style-name="Code_20_Inline">wxTreeCtrl</text:span> control, or a <text:span text:style-name="Code_20_Inline">wxButton</text:span>. All that matters is that <text:span text:style-name="T6">wxEvtHandler</text:span> accepts a click event, gets the position, which mouse button was clicked, and so on, and then dispatches to the event handler.</text:p>
      <text:p text:style-name="Body_20_Text">The burden is on the author<text:change text:change-id="ct1243956592"/>s of the <text:span text:style-name="Code_20_Inline">wxButton</text:span>, <text:span text:style-name="Code_20_Inline">wxListCtrl</text:span>, and <text:span text:style-name="Code_20_Inline">wxTreeCtrl</text:span> classes to ensure that their click behavior meets the requirements of the Substitution Principle. The easiest way to meet the requirements is to let the derived class inherit the behavior of the base class. Sometimes, however, the derived class has additional work to do. Instead of inheriting, it provides the behavior. In that case, the programmer must ensure that the behavior is a valid substitution for the base class behavior. The next few explorations will show concrete examples of this abstract principle.</text:p>
      <text:p text:style-name="Heading_20_1">Type Polymorphism</text:p>
      <text:p text:style-name="Body_20_Text_20_First">Before returning to C++-land, I want to present one more general principle. Suppose I hand you a box labeled “Mammal.” Inside the box can be any mammal: a dog, a cat, a person, etc. You know the box cannot contain a bird, a fish, a rock, or a tree. It must contain a mammal. Programmers call the box <text:span text:style-name="T1">polymorphic</text:span><text:span text:style-name="T4">, from the Greek meaning many forms. The box can hold any one of many forms, that is, any one mammal, regardless of which form of mammal it is.</text:span></text:p>
      <text:p text:style-name="P12">Although many programmers use the general term polymorphism, more specifically, this kind of polymorphism is <text:span text:style-name="T1">type polymorphism</text:span>, also called <text:span text:style-name="T1">subtyping polymorphism</text:span>. That is, the type of a variable (or a box) determines which kinds of objects it can contain. A polymorphic variable<text:hidden-text text:condition="ooow:comment == 1" text:string-value="the only problem is that C++ does not have polymorphic variables  (well there are ways to create them but they are advnced techniques) Surprisingly to many, a reference is not, according to C++, a variable and a pointer is a variable but one of type pointer to... I know this causes all kinds of headaches to write about but it emphasises the need to have a clear understanding of the difference between a variable (which supplies a name for a new object) and a reference which supplies a name for an independantly existing object. A reference supports polymorphism, a variable does not." text:is-hidden="true">the only problem is that C++ does not have polymorphic variables  (well there are ways to create them but they are advnced techniques) Surprisingly to many, a reference is not, according to C++, a variable and a pointer is a variable but one of type pointer to... I know this causes all kinds of headaches to write about but it emphasises the need to have a clear understanding of the difference between a variable (which supplies a name for a new object) and a reference which supplies a name for an independantly existing object. A reference supports polymorphism, a variable does not.</text:hidden-text><text:change-start text:change-id="ct1243956928"/><text:hidden-text text:condition="ooow:" text:string-value="[RL] Pointer-type variables are the C++ implementation of pure OOP polymorphic variables. I think arguing otherwise is being needlessly pedantic." text:is-hidden="true"/><text:change-end text:change-id="ct1243956928"/> (or box) can contain one of a number of different types of objects.</text:p>
      <text:p text:style-name="P12">In particular, a variable with a base class type can refer to an object of the base class type or to <text:s/>an object of any type that is derived from that base class. According to the substitution principle, you can write code to use the base-class variable, calling any of the member functions of the base class, and that code will work regardless of the object’s true, derived type.</text:p>
      <text:p text:style-name="P12">Now that you have a fundamental understanding of the principles of object-oriented programming, it is time to see how these principles play out in C++.</text:p>
      <text:p text:style-name="P12"><text:hidden-text text:condition="ooow:comment == 1" text:string-value="I think this chapter can do with some reworking. Off the cuff, let me give you a possible way to replace your windows/doors example. Consider houses and apartments. They do have a great deal of commonality both of attributes (both must have entrances/doors) and behaviour (they have owners)" text:is-hidden="true">I think this chapter can do with some reworking. Off the cuff, let me give you a possible way to replace your windows/doors example. Consider houses and apartments. They do have a great deal of commonality both of attributes (both must have entrances/doors) and behaviour (they have owners)</text:hidd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34 - Introduction to Object-Oriented Programming</dc:title>
    <dc:subject>Exploring C++</dc:subject>
    <meta:initial-creator>Ray Lischner</meta:initial-creator>
    <meta:creation-date>2006-03-30T10:01:31</meta:creation-date>
    <dc:creator>Ray Lischner</dc:creator>
    <dc:date>2006-09-22T14:34:05</dc:date>
    <dc:language>en-US</dc:language>
    <meta:editing-cycles>85</meta:editing-cycles>
    <meta:editing-duration>P4DT5H31M57S</meta:editing-duration>
    <meta:user-defined meta:name="codex-configfile">apress-cpp-dox.xml</meta:user-defined>
    <meta:user-defined meta:name="codex-chapter-number">34</meta:user-defined>
    <meta:user-defined meta:name="codex-doxygen"/>
    <meta:user-defined meta:name="Info 4"/>
    <meta:document-statistic meta:table-count="0" meta:image-count="0" meta:object-count="0" meta:page-count="7" meta:paragraph-count="135" meta:word-count="2478" meta:character-count="14512"/>
  </office:meta>
</office:document-meta>
</file>